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cm" fo:margin-right="0cm" fo:margin-top="0cm" fo:margin-bottom="0.499cm" loext:contextual-spacing="false" fo:text-indent="0cm" style:auto-text-indent="false"/>
    </style:style>
    <style:style style:name="P2" style:family="paragraph" style:parent-style-name="Preformatted_20_Text">
      <style:paragraph-properties fo:margin-left="0cm" fo:margin-right="0cm" fo:margin-top="0cm" fo:margin-bottom="0.499cm" loext:contextual-spacing="false" fo:text-indent="0cm" style:auto-text-indent="false"/>
      <style:text-properties fo:color="#606060"/>
    </style:style>
    <style:style style:name="P3" style:family="paragraph" style:parent-style-name="Preformatted_20_Text">
      <style:paragraph-properties fo:margin-left="0cm" fo:margin-right="0cm" fo:margin-top="0cm" fo:margin-bottom="0.499cm" loext:contextual-spacing="false" fo:text-indent="0cm" style:auto-text-indent="false"/>
      <style:text-properties fo:color="#800000"/>
    </style:style>
    <style:style style:name="P4"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5" style:family="paragraph" style:parent-style-name="Preformatted_20_Text">
      <style:paragraph-properties fo:margin-left="0cm" fo:margin-right="0cm" fo:margin-top="0cm" fo:margin-bottom="0.499cm" loext:contextual-spacing="false" fo:text-indent="0cm" style:auto-text-indent="false"/>
      <style:text-properties fo:color="#0000cc" fo:font-weight="bold"/>
    </style:style>
    <style:style style:name="P6" style:family="paragraph" style:parent-style-name="Preformatted_20_Text">
      <style:paragraph-properties fo:margin-left="0cm" fo:margin-right="0cm" fo:margin-top="0cm" fo:margin-bottom="0.499cm" loext:contextual-spacing="false" fo:text-indent="0cm" style:auto-text-indent="false"/>
      <style:text-properties fo:color="#008000"/>
    </style:style>
    <style:style style:name="P7" style:family="paragraph" style:parent-style-name="Preformatted_20_Text">
      <style:paragraph-properties fo:margin-left="0cm" fo:margin-right="0cm" fo:margin-top="0cm" fo:margin-bottom="0cm" loext:contextual-spacing="false" fo:text-indent="0cm" style:auto-text-indent="false"/>
    </style:style>
    <style:style style:name="P8" style:family="paragraph" style:parent-style-name="Preformatted_20_Text">
      <style:paragraph-properties fo:margin-left="0cm" fo:margin-right="0cm" fo:margin-top="0cm" fo:margin-bottom="0cm" loext:contextual-spacing="false" fo:text-indent="0cm" style:auto-text-indent="false"/>
      <style:text-properties fo:color="#606060"/>
    </style:style>
    <style:style style:name="P9" style:family="paragraph" style:parent-style-name="Preformatted_20_Text">
      <style:paragraph-properties fo:margin-left="0cm" fo:margin-right="0cm" fo:margin-top="0cm" fo:margin-bottom="0cm" loext:contextual-spacing="false" fo:text-indent="0cm" style:auto-text-indent="false"/>
      <style:text-properties fo:color="#800000"/>
    </style:style>
    <style:style style:name="P10"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11" style:family="paragraph" style:parent-style-name="Preformatted_20_Text">
      <style:paragraph-properties fo:margin-left="0cm" fo:margin-right="0cm" fo:margin-top="0cm" fo:margin-bottom="0cm" loext:contextual-spacing="false" fo:text-indent="0cm" style:auto-text-indent="false"/>
      <style:text-properties fo:color="#0000cc" fo:font-weight="bold"/>
    </style:style>
    <style:style style:name="P12"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T1" style:family="text">
      <style:text-properties fo:color="#800000"/>
    </style:style>
    <style:style style:name="T2" style:family="text">
      <style:text-properties fo:color="#000000"/>
    </style:style>
    <style:style style:name="T3" style:family="text">
      <style:text-properties fo:color="#000000" style:text-underline-style="solid" style:text-underline-width="auto" style:text-underline-color="font-color"/>
    </style:style>
    <style:style style:name="T4" style:family="text">
      <style:text-properties fo:color="#606060"/>
    </style:style>
    <style:style style:name="T5" style:family="text">
      <style:text-properties fo:color="#0000cc"/>
    </style:style>
    <style:style style:name="T6" style:family="text">
      <style:text-properties fo:color="#0000cc" fo:font-weight="bold"/>
    </style:style>
    <style:style style:name="T7" style:family="text">
      <style:text-properties fo:color="#0000cc" style:text-underline-style="solid" style:text-underline-width="auto" style:text-underline-color="font-color" fo:font-weight="bold"/>
    </style:style>
    <style:style style:name="T8" style:family="text">
      <style:text-properties fo:color="#008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2"/></text:p>
      <text:p text:style-name="P7"><text:span text:style-name="T5">\begin</text:span><text:span text:style-name="T2">{document}</text:span></text:p>
      <text:p text:style-name="P8">%</text:p>
      <text:p text:style-name="P8">% paper title</text:p>
      <text:p text:style-name="P8">% can use linebreaks \\ within to get better formatting as desired</text:p>
      <text:p text:style-name="P1"><text:span text:style-name="T1">\title</text:span><text:span text:style-name="T2">{Quantification of energy savings in smart buildings, physics or data?}</text:span></text:p>
      <text:p text:style-name="P8">% author names and affiliations</text:p>
      <text:p text:style-name="P8">% use a multiple column layout for up to two different</text:p>
      <text:p text:style-name="P2">% affiliations</text:p>
      <text:p text:style-name="P7"><text:span text:style-name="T1">\author</text:span><text:span text:style-name="T2">{</text:span><text:span text:style-name="T1">\IEEEauthorblockN</text:span><text:span text:style-name="T2">{Aurora </text:span><text:span text:style-name="T3">Gonz</text:span><text:span text:style-name="T1">\'alez-Vidal</text:span><text:span text:style-name="T2">}</text:span></text:p>
      <text:p text:style-name="P7"><text:span text:style-name="T1">\IEEEauthorblockA</text:span><text:span text:style-name="T2">{Information and Communication Engineering Department</text:span><text:span text:style-name="T1">\\</text:span></text:p>
      <text:p text:style-name="P7"><text:span text:style-name="T2">Computer Science</text:span><text:span text:style-name="T1">\\</text:span></text:p>
      <text:p text:style-name="P7"><text:span text:style-name="T2">University of </text:span><text:span text:style-name="T3">Murcia</text:span><text:span text:style-name="T2">, Spain</text:span><text:span text:style-name="T1">\\</text:span></text:p>
      <text:p text:style-name="P7"><text:span text:style-name="T2">aurora.</text:span><text:span text:style-name="T3">gonzalez2@um</text:span><text:span text:style-name="T2">.</text:span><text:span text:style-name="T3">es</text:span><text:span text:style-name="T2">}</text:span></text:p>
      <text:p text:style-name="P9">\and</text:p>
      <text:p text:style-name="P7"><text:span text:style-name="T1">\IEEEauthorblockN</text:span><text:span text:style-name="T2">{</text:span><text:span text:style-name="T3">Alfondo</text:span><text:span text:style-name="T2"> </text:span><text:span text:style-name="T3">Ramallo</text:span><text:span text:style-name="T2">-</text:span><text:span text:style-name="T3">Gonz</text:span><text:span text:style-name="T1">\'alez</text:span><text:span text:style-name="T2">}</text:span></text:p>
      <text:p text:style-name="P7"><text:span text:style-name="T1">\IEEEauthorblockA</text:span><text:span text:style-name="T2">{Information and Communication Engineering Department</text:span><text:span text:style-name="T1">\\</text:span></text:p>
      <text:p text:style-name="P7"><text:span text:style-name="T2">Computer Science</text:span><text:span text:style-name="T1">\\</text:span></text:p>
      <text:p text:style-name="P7"><text:span text:style-name="T2">University of </text:span><text:span text:style-name="T3">Murcia</text:span><text:span text:style-name="T2">, Spain</text:span><text:span text:style-name="T1">\\</text:span></text:p>
      <text:p text:style-name="P7"><text:span text:style-name="T3">alfonso</text:span><text:span text:style-name="T2">.</text:span><text:span text:style-name="T3">ramallo@um</text:span><text:span text:style-name="T2">.</text:span><text:span text:style-name="T3">es</text:span><text:span text:style-name="T2">}</text:span></text:p>
      <text:p text:style-name="P9">\and</text:p>
      <text:p text:style-name="P7"><text:span text:style-name="T1">\IEEEauthorblockN</text:span><text:span text:style-name="T2">{Antonio </text:span><text:span text:style-name="T3">Skarmeta</text:span><text:span text:style-name="T2">}</text:span></text:p>
      <text:p text:style-name="P7"><text:span text:style-name="T1">\IEEEauthorblockA</text:span><text:span text:style-name="T2">{Information and Communication Engineering Department</text:span><text:span text:style-name="T1">\\</text:span></text:p>
      <text:p text:style-name="P7"><text:span text:style-name="T2">Computer Science</text:span><text:span text:style-name="T1">\\</text:span></text:p>
      <text:p text:style-name="P7"><text:span text:style-name="T2">University of </text:span><text:span text:style-name="T3">Murcia</text:span><text:span text:style-name="T2">, Spain</text:span><text:span text:style-name="T1">\\</text:span></text:p>
      <text:p text:style-name="P1"><text:span text:style-name="T3">skarmeta@um</text:span><text:span text:style-name="T2">.</text:span><text:span text:style-name="T3">es</text:span><text:span text:style-name="T2">}</text:span></text:p>
      <text:p text:style-name="P4">}</text:p>
      <text:p text:style-name="P8"/>
      <text:p text:style-name="P8">% make the title area</text:p>
      <text:p text:style-name="P3">\maketitle</text:p>
      <text:p text:style-name="P1"><text:span text:style-name="T5">\begin</text:span><text:span text:style-name="T2">{abstract}</text:span></text:p>
      <text:p text:style-name="P7"><text:span text:style-name="T2">Many efforts from several organisms are focused on the </text:span><text:span text:style-name="T3">increasement</text:span><text:span text:style-name="T2"> of energy efficiency. It is on the interest of everybody, from particulars to governments, since energy efficiency yields to economical savings for households and companies, reduces greenhouse gas emissions benefiting environment, helps alleviate energy poverty and contributes to growth and jobs.</text:span></text:p>
      <text:p text:style-name="P1"><text:span text:style-name="T2">Before implementing an energy efficiency solution, it is </text:span><text:span text:style-name="T3">neccesary</text:span><text:span text:style-name="T2"> to define the relationship which exists between energy use and the current operating conditions in order to determine energy savings that result form the implementation of the solution. </text:span></text:p>
      <text:p text:style-name="P1"><text:span text:style-name="T2">Traditionally, white box models based on physics equations are used to model systems to predict whole buildings and their sub-systems </text:span><text:span text:style-name="T3">behaviors</text:span><text:span text:style-name="T2">, such as their energy consumption and indoor comfort. However, nowadays by means of the Internet of Things we count on vast amounts of data that can be used for knowledge extraction.</text:span></text:p>
      <text:p text:style-name="P4">We propose a machine learning approach and a grey box model approach for the creation of an energy consumption prediction model that is used to estimate the energy consumption in normal operation state, i.e., if the <text:s/>system would not have been altered by the energy efficiency experiment. This allows us to compare the predicted for normal operating state and the actual consumption in order to quantify the energy savings.</text:p>
      <text:p text:style-name="P1"><text:soft-page-break/><text:span text:style-name="T2">Our black box method, which is based on a combination of statistical, machine learning models and on a time series </text:span><text:span text:style-name="T3">structurisation</text:span><text:span text:style-name="T2"> of the data, shows better prediction accuracy than the so-called grey box methods and the traditional black box approaches.</text:span></text:p>
      <text:p text:style-name="P1"><text:span text:style-name="T5">\end</text:span><text:span text:style-name="T2">{abstract}</text:span></text:p>
      <text:p text:style-name="P7"><text:span text:style-name="T5">\begin</text:span><text:span text:style-name="T2">{</text:span><text:span text:style-name="T3">IEEEkeywords</text:span><text:span text:style-name="T2">}</text:span></text:p>
      <text:p text:style-name="P1"><text:span text:style-name="T2">data-driven models, black box models, grey box models, smart buildings, data </text:span><text:span text:style-name="T3">analytics</text:span></text:p>
      <text:p text:style-name="P1"><text:span text:style-name="T5">\end</text:span><text:span text:style-name="T2">{</text:span><text:span text:style-name="T3">IEEEkeywords</text:span><text:span text:style-name="T2">}</text:span></text:p>
      <text:p text:style-name="P8"/>
      <text:p text:style-name="P3">\IEEEpeerreviewmaketitle</text:p>
      <text:p text:style-name="P1"><text:span text:style-name="T6">\section{Introduction}</text:span><text:span text:style-name="T2"> </text:span><text:span text:style-name="T6">\label{intro}</text:span></text:p>
      <text:p text:style-name="P1"><text:span text:style-name="T2">Energy consumption of buildings in developed countries comprises 20-40</text:span><text:span text:style-name="T1">\</text:span><text:span text:style-name="T2">% of total energy use and it is above industry and transport in EU and US </text:span><text:span text:style-name="T1">\cite</text:span><text:span text:style-name="T2">{</text:span><text:span text:style-name="T3">perez2008review</text:span><text:span text:style-name="T2">}. </text:span></text:p>
      <text:p text:style-name="P1"><text:span text:style-name="T2">In order to </text:span><text:span text:style-name="T3">adress</text:span><text:span text:style-name="T2"> climate change, together with the use of non-fossil and environmental friendly sources such as solar and wind, cutting energy consumption is also crucial. Reducing energy consumption to the necessary levels so as to keep comfort for buildings users helps to preserve finite resources and lowers the costs for consumers.</text:span></text:p>
      <text:p text:style-name="P4">When it comes to energy savings, energy management is the process of monitoring, controlling, and conserving energy in a building. Typically this involves the following steps:</text:p>
      <text:p text:style-name="P7"><text:span text:style-name="T5">\begin</text:span><text:span text:style-name="T2">{itemize}</text:span></text:p>
      <text:p text:style-name="P7"><text:span text:style-name="T1">\item</text:span><text:span text:style-name="T2"> Metering and collecting energy consumption data,</text:span></text:p>
      <text:p text:style-name="P7"><text:span text:style-name="T1">\item</text:span><text:span text:style-name="T2"> Proposing ways of saving energy by analysing the data and putting them into practice, and</text:span></text:p>
      <text:p text:style-name="P7"><text:span text:style-name="T1">\item</text:span><text:span text:style-name="T2"> Tracking the consumption in order to quantify the gains due to the proposed activity.</text:span></text:p>
      <text:p text:style-name="P1"><text:span text:style-name="T5">\end</text:span><text:span text:style-name="T2">{itemize}</text:span></text:p>
      <text:p text:style-name="P2">%We consider that there is a lack of variety in the way the third step is tackled nowadays. </text:p>
      <text:p text:style-name="P1"><text:span text:style-name="T2">The collection of methods and processes used to face the third step, that is to asses the performance of energy efficiency activities by quantifying the gains on efficiency are called Evaluation, Measurement, and Verification (EM</text:span><text:span text:style-name="T1">\&amp;V</text:span><text:span text:style-name="T2">). </text:span></text:p>
      <text:p text:style-name="P2">%In terms of the third step, the gains quantification is done through a collection of methods and processes used to assess the performance of energy efficiency activities called Evaluation, Measurement, and Verification (EM\&amp;V). This has </text:p>
      <text:p text:style-name="P2">%The main objectives of an EM\&amp;V process are to assess the performance of an energy efficiency program or project, to measure the energy or demand savings, and to determine if the program is generating the expected level of savings.</text:p>
      <text:p text:style-name="P1"><text:span text:style-name="T2">The traditional EM</text:span><text:span text:style-name="T1">\&amp;V</text:span><text:span text:style-name="T2"> methods for determine if a program is generating the expected level of savings are based on linear regression models and they are described in the </text:span><text:span text:style-name="T3">ASHRAE’s</text:span><text:span text:style-name="T2"> Guideline </text:span><text:span text:style-name="T1">\cite</text:span><text:span text:style-name="T2">{</text:span><text:span text:style-name="T3">ashrae2002ashrae</text:span><text:span text:style-name="T2">}. </text:span></text:p>
      <text:p text:style-name="P1"><text:soft-page-break/><text:span text:style-name="T2">Regression models need to be typically adjusted in ad </text:span><text:span text:style-name="T3">hoc</text:span><text:span text:style-name="T2"> manners in order to capture </text:span><text:span text:style-name="T3">nonlinear</text:span><text:span text:style-name="T2"> </text:span><text:span text:style-name="T3">behavior</text:span><text:span text:style-name="T2">, which arises from complex (physical) </text:span><text:span text:style-name="T3">multivariable</text:span><text:span text:style-name="T2"> interactions between ambient conditions, occupancy levels, and building operating conditions </text:span><text:span text:style-name="T1">\cite</text:span><text:span text:style-name="T2">{</text:span><text:span text:style-name="T3">heo2012gaussian</text:span><text:span text:style-name="T2">}.</text:span></text:p>
      <text:p text:style-name="P2">%[Expalin why we choose data analytics]</text:p>
      <text:p text:style-name="P1"><text:span text:style-name="T2">Regression has always been the standard approach to </text:span><text:span text:style-name="T3">modeling</text:span><text:span text:style-name="T2"> the relationship between one outcome variable <text:s/>and several input variables, and it can be seen both from a white-box and a black-box point of view. That means, we could use regression for analytical purposes, where a scenario is understood through physics or for data-driven purposes where a scenario is </text:span><text:span text:style-name="T3">modeled</text:span><text:span text:style-name="T2"> using data alone. </text:span></text:p>
      <text:p text:style-name="P1"><text:span text:style-name="T2">In recent years, a new phenomenon is affecting the building sector, and this is the proliferation of smart meters and in home displays, and the trend seems to be on the rise considering that the European Commission has established that 16 Member States will proceed with large-scale roll-out of smart meters by 2020 or earlier </text:span><text:span text:style-name="T1">\cite</text:span><text:span text:style-name="T2">{</text:span><text:span text:style-name="T3">ec2014report</text:span><text:span text:style-name="T2">}. This together with the new developments on Energy Data Infrastructure (such as </text:span><text:span text:style-name="T1">\cite</text:span><text:span text:style-name="T2">{</text:span><text:span text:style-name="T3">terroso2017open</text:span><text:span text:style-name="T2">}) has formed the perfect growing soil for the creation of advanced energy feedback strategies for the reduction of energy use in buildings and for the education of building occupants/users </text:span><text:span text:style-name="T1">\cite</text:span><text:span text:style-name="T2">{</text:span><text:span text:style-name="T3">how2017</text:span><text:span text:style-name="T2">}.</text:span></text:p>
      <text:p text:style-name="P1"><text:span text:style-name="T2">Thanks to that, the generation of data about our surrounding environment and ourselves is explosively growing in terms of </text:span><text:span text:style-name="T1">\emph</text:span><text:span text:style-name="T2">{velocity}, </text:span><text:span text:style-name="T1">\emph</text:span><text:span text:style-name="T2">{variety} and </text:span><text:span text:style-name="T1">\emph</text:span><text:span text:style-name="T2">{volume}. This implies that there is more value hidden in the data and as the datasets are generally too large for a p-value to have meaning, predictive data-driven </text:span><text:span text:style-name="T3">modeling</text:span><text:span text:style-name="T2"> uses other ways to fit a model such as machine learning.</text:span></text:p>
      <text:p text:style-name="P2">%The other way to approach our problem is analytically, where models are often based on our understading of nature through physics. Those are called white-box models.</text:p>
      <text:p text:style-name="P2">%https://ibm.cioreview.com/cxoinsight/the--black-box-paradox--in-big-data-analytics-and-datadriven-modeling-nid-18145-cid-117.html</text:p>
      <text:p text:style-name="P2">%Analytical models are often based on a human’s understanding of nature, while data-driven and machine learning models attempt to model nature using data alone. Some data-driven models, such as linear regression, are transparent and interpretable, while other “black-box” models are not transparent and can be difficult to interpret.</text:p>
      <text:p text:style-name="P4">Our proposal for evaluating the gains on energy consumption after an action implementation towards energy efficiency is to take a machine learning approach, where black box models are used in order to predict energy consumption, reducing the cost compared to traditional white box processes which require a level of building engineering expertise that limits scalability and comparing it with a grey box approach, that lay between the previous.</text:p>
      <text:p text:style-name="P2"/>
      <text:p text:style-name="P5">\section{Related work}</text:p>
      <text:p text:style-name="P1"><text:span text:style-name="T2">Most of the building energy systems are complex </text:span><text:span text:style-name="T3">nonlinear</text:span><text:span text:style-name="T2"> systems, which are strongly influenced by weather conditions, building operating modes, and occupant schedules.</text:span></text:p>
      <text:p text:style-name="P1"><text:span text:style-name="T2">Three general categories of building energy forecasting models have been reported in the literature which include white-box (physics-based), black-box (data-driven), and grey-box (combination of physics based and data-driven) </text:span><text:soft-page-break/><text:span text:style-name="T3">modeling</text:span><text:span text:style-name="T2"> approaches </text:span><text:span text:style-name="T1">\cite</text:span><text:span text:style-name="T2">{</text:span><text:span text:style-name="T3">li2014review</text:span><text:span text:style-name="T2">}.</text:span></text:p>
      <text:p text:style-name="P5">\subsection{White-box models}</text:p>
      <text:p text:style-name="P4">Building structure, systems and equipments need to be considered for this kind of models together with weather conditions. The firsts are usually obtained from design plans, manufacture catalogues or need to be measured in place.</text:p>
      <text:p text:style-name="P1"><text:span text:style-name="T2">There exist a lot of mature white box simulation engines, that through the combination of mathematical equations simulate the building operation and calculate its energy consumption. Very well-known engines such as </text:span><text:span text:style-name="T3">EnergyPlus</text:span><text:span text:style-name="T2"> </text:span><text:span text:style-name="T1">\cite</text:span><text:span text:style-name="T2">{</text:span><text:span text:style-name="T3">crawley2001energyplus</text:span><text:span text:style-name="T2">} and </text:span><text:span text:style-name="T3">TRNSYS</text:span><text:span text:style-name="T2"> </text:span><text:span text:style-name="T1">\cite</text:span><text:span text:style-name="T2">{</text:span><text:span text:style-name="T3">TRNSYS</text:span><text:span text:style-name="T2">} have been widely used to </text:span><text:span text:style-name="T3">analyze</text:span><text:span text:style-name="T2"> energy consumption and determine building control and operation scheme </text:span><text:span text:style-name="T1">\cite</text:span><text:span text:style-name="T2">{</text:span><text:span text:style-name="T3">crawley2008contrasting</text:span><text:span text:style-name="T2">}.</text:span></text:p>
      <text:p text:style-name="P4">Even though these elaborate simulation tools are effective and accurate, they require detailed information and parameters of buildings, energy systems and outside weather conditions. These parameters, however, are always difficult to obtain, and sometimes they might not be available.</text:p>
      <text:p text:style-name="P5">\subsection{Black-box models}</text:p>
      <text:p text:style-name="P4">Black-box models are also known as solely data-driven models. In this case, statistical models are directly applied to capture the relationship between building energy consumption and the inputs: operation and weather data. This type of models need baseline measurements over a certain period of time.</text:p>
      <text:p text:style-name="P10">Regression can be used as a data-driven model, however, it is highly more interpretable than machine learning approaches. </text:p>
      <text:p text:style-name="P4">Machine learning systems figure out how to solve problems with minimal human guidance and once a machine learning algorithm is trained, it can be difficult to understand why it gives a particular response to a set of data inputs. The adaptability of the machine learning models through a self-tuning process, which is different from mathematical models such as regression models, makes accurate decisions without outside expert intervention when unusual perturbations, disturbances, and/or changes in building background conditions occur.</text:p>
      <text:p text:style-name="P7"><text:span text:style-name="T2">Several data-based </text:span><text:span text:style-name="T3">modeling</text:span><text:span text:style-name="T2"> techniques have been used for EM</text:span><text:span text:style-name="T1">\&amp;V,</text:span><text:span text:style-name="T2"> including multiple linear regression </text:span><text:span text:style-name="T1">\cite</text:span><text:span text:style-name="T2">{</text:span><text:span text:style-name="T3">braun2014using</text:span><text:span text:style-name="T2">}. <text:s/></text:span><text:span text:style-name="T4">%time series [4], </text:span></text:p>
      <text:p text:style-name="P7"><text:span text:style-name="T2">In the case of machine learning techniques such as neural networks, support vector machines and their combination </text:span><text:span text:style-name="T1">\cite</text:span><text:span text:style-name="T2">{</text:span><text:span text:style-name="T3">ahmad2014review</text:span><text:span text:style-name="T2">}, Gaussian process </text:span><text:span text:style-name="T3">modeling</text:span><text:span text:style-name="T2"> </text:span><text:span text:style-name="T1">\cite</text:span><text:span text:style-name="T2">{</text:span><text:span text:style-name="T3">heo2012gaussian</text:span><text:span text:style-name="T2">}, and fuzzy logic models </text:span><text:span text:style-name="T1">\cite</text:span><text:span text:style-name="T2">{</text:span><text:span text:style-name="T3">ciabattoni2014fuzzy</text:span><text:span text:style-name="T2">} are some examples. In such studies, the way of relating energy consumption and the input variables is one to one, that means, the energy consumption is only related to current indicators such us the instantaneous temperature, humidity and others. </text:span></text:p>
      <text:p text:style-name="P8">%for predicting hourly energy consumption the used inputs are taken out of the state of the exact moment that has to be predicted: same hour mean temperature, and so on.</text:p>
      <text:p text:style-name="P4"><text:s text:c="2"/></text:p>
      <text:p text:style-name="P5">\subsection{Grey-box models}</text:p>
      <text:p text:style-name="P7"><text:span text:style-name="T2">Grey box models use simplified physical descriptions to simulate the </text:span><text:span text:style-name="T3">behavior</text:span><text:span text:style-name="T2"> of building energy systems, and then identify important parameters and characteristics using statistical analysis </text:span><text:span text:style-name="T1">\cite</text:span><text:span text:style-name="T2">{</text:span><text:span text:style-name="T3">handbook2017american</text:span><text:span text:style-name="T2">}.</text:span></text:p>
      <text:p text:style-name="P2">%Both statistical and machine learning methods need sufficient historical data to provide accurate models. </text:p>
      <text:p text:style-name="P1"><text:span text:style-name="T2">Data-driven modelling based on grey-box models have been used for many years. As early of 1951 </text:span><text:span text:style-name="T3">Burnard</text:span><text:span text:style-name="T2"> demonstrated for the first time that resistor-capacitor </text:span><text:soft-page-break/><text:span text:style-name="T2">(</text:span><text:span text:style-name="T3">RC</text:span><text:span text:style-name="T2">) networks can represent the thermodynamics of buildings accurately </text:span><text:span text:style-name="T1">\cite</text:span><text:span text:style-name="T2">{</text:span><text:span text:style-name="T3">burnand1952study</text:span><text:span text:style-name="T2">}. Since then, </text:span><text:span text:style-name="T3">RC</text:span><text:span text:style-name="T2">-networks have been used to represent the thermodynamics of buildings. In the early years of building dynamic simulation, this was one of the few ways of representing the thermodynamics of buildings, but even today, programs such as </text:span><text:span text:style-name="T3">EnergyPlus</text:span><text:span text:style-name="T2">, include thermal networks on their codes </text:span><text:span text:style-name="T1">\cite</text:span><text:span text:style-name="T2">{</text:span><text:span text:style-name="T3">handbook2017american</text:span><text:span text:style-name="T2">} .</text:span></text:p>
      <text:p text:style-name="P1"><text:span text:style-name="T2">In addition to building simulation, grey-box modelling of buildings using </text:span><text:span text:style-name="T3">RC</text:span><text:span text:style-name="T2">-networks have been used for the last two decades for Model Predictive Control (</text:span><text:span text:style-name="T3">MDC</text:span><text:span text:style-name="T2">). </text:span><text:span text:style-name="T3">MDC</text:span><text:span text:style-name="T2"> has been used to govern heating and cooling systems of normally large buildings in a way in which the controller can anticipate to the needs of the building via the previous estimation of its thermodynamic features (these normally translated into response times and conductivity of the thermal envelope) </text:span><text:span text:style-name="T1">\cite</text:span><text:span text:style-name="T2">{</text:span><text:span text:style-name="T3">coley1992second</text:span><text:span text:style-name="T2">}.</text:span></text:p>
      <text:p text:style-name="P1"><text:span text:style-name="T2">This has motivated the investigation of ideal model topologies and methodologies for this search to ensure that the models identified represent accurately the responses of buildings </text:span><text:span text:style-name="T1">\cite</text:span><text:span text:style-name="T2">{</text:span><text:span text:style-name="T3">bacher2011identifying</text:span><text:span text:style-name="T2">}. But also, other works are now focusing on how those methods can be used for their characterisation of a wide variety of buildings in terms of the thermodynamics of the thermal envelope </text:span><text:span text:style-name="T1">\cite</text:span><text:span text:style-name="T2">{</text:span><text:span text:style-name="T3">ramallo2017reliability</text:span><text:span text:style-name="T2">}.</text:span></text:p>
      <text:p text:style-name="P1"><text:span text:style-name="T2">In cases where limited amounts of data are available and the information about the building architecture is partially known, grey models are suitable alternatives for the prediction of electricity consumption </text:span><text:span text:style-name="T1">\cite</text:span><text:span text:style-name="T2">{</text:span><text:span text:style-name="T3">hamzacebi2014forecasting</text:span><text:span text:style-name="T2">}.</text:span></text:p>
      <text:p text:style-name="P2">%A new approach to energy consumption prediction of domestic heat pump water heater based on grey system theory</text:p>
      <text:p text:style-name="P2">%Artificial neural networks (ANN) is another popular method in building energy modeling for building operation purpose.</text:p>
      <text:p text:style-name="P2">%predict cooling demand in a building. The energy demand was predicted using its measured or predicted values as well as the predicted values of air temperature and relative humidity \cite{yokoyama2009prediction}</text:p>
      <text:p text:style-name="P5">\section{Methodology}</text:p>
      <text:p text:style-name="P4">In this section we introduce both a black box and a grey box model based methodology in order to estimate the energy consumption of a building.</text:p>
      <text:p text:style-name="P5">\subsection{Inputs}</text:p>
      <text:p text:style-name="P10">Energy forecasting studies that use machine learning are usually intended to predict consumption a priori in order to manage and store the suitable amount of energy, taking into consideration the market prizes and also the necessities of the buildings. However, our approach is different in the sense that our goal is to quantify the energy savings relative to a baseline period due to certain experiment related to efficiency improvement. </text:p>
      <text:p text:style-name="P2">%evaluate a particular action that has been developed during a period of time and the prediction is done afterwards.</text:p>
      <text:p text:style-name="P1"><text:span text:style-name="T2">This translates into a difference in the inputs that are available for being used. In other scenarios, data concerning energy consumption in previous hours and days is very useful because it is evidently highly correlated with the later consumption </text:span><text:span text:style-name="T1">\cite</text:span><text:span text:style-name="T2">{</text:span><text:span text:style-name="T3">aman2014empirical</text:span><text:span text:style-name="T2">}. However, we should not use such data since the consumption is altered by the experiment.</text:span></text:p>
      <text:p text:style-name="P1"><text:span text:style-name="T2">On the other side, in other scenarios </text:span><text:span text:style-name="T3">enviromental</text:span><text:span text:style-name="T2"> data is not available yet (it is the future) and predictions have to be used. When applying prediction for </text:span><text:soft-page-break/><text:span text:style-name="T2">M</text:span><text:span text:style-name="T1">\&amp;V,</text:span><text:span text:style-name="T2"> environmental and occupation variables are usually available and it is not </text:span><text:span text:style-name="T3">necesary</text:span><text:span text:style-name="T2"> to predict them. The most commonly used weather information is outdoor dry-bulb air temperature.</text:span></text:p>
      <text:p text:style-name="P1"><text:span text:style-name="T6">\subsection{</text:span><text:span text:style-name="T7">Modeling</text:span><text:span text:style-name="T6">}</text:span></text:p>
      <text:p text:style-name="P4">Our interest lies on weekly quantification of the energy savings. However, daily dynamics are useful since there exist patterns that can be found depending on the day of the week. In order to do so, we <text:s/>predict daily energy consumption and then compute the metrics in a aggregated way so that the global quantification is done weekly.</text:p>
      <text:p text:style-name="P5">\subsubsection{Black box approach}</text:p>
      <text:p text:style-name="P4">Daily aggregate consumption is used as output and we try to capture the relationship between the whole day temperature and the consumption by relating the time series composed by every hours' mean temperature and the daily consumption.</text:p>
      <text:p text:style-name="P1"><text:span text:style-name="T2">Then, we can use several machine learning models in order to asses which is the best one for our scenarios. The models are generated <text:s/>following the next steps </text:span><text:span text:style-name="T1">\cite</text:span><text:span text:style-name="T2">{</text:span><text:span text:style-name="T3">gonzalez2016towards</text:span><text:span text:style-name="T2">}:</text:span></text:p>
      <text:p text:style-name="P7"><text:span text:style-name="T5">\begin</text:span><text:span text:style-name="T2">{itemize}</text:span></text:p>
      <text:p text:style-name="P7"><text:span text:style-name="T1">\item</text:span><text:span text:style-name="T2"> Clean and transform the data: selecting predictive variables such as temperature and day type, deleting outliers </text:span></text:p>
      <text:p text:style-name="P7"><text:span text:style-name="T1">\item</text:span><text:span text:style-name="T2"> Aggregate: compute daily consumption, create the time series with the input variables and represent the series in a lower dimension. That is, apply hourly average or other representation and feature selection methods in order to serve as inputs of our models.</text:span></text:p>
      <text:p text:style-name="P7"><text:span text:style-name="T1">\item</text:span><text:span text:style-name="T2"> Divide the dataset into train (75 </text:span><text:span text:style-name="T1">\</text:span><text:span text:style-name="T2">% ) and test (25 </text:span><text:span text:style-name="T1">\</text:span><text:span text:style-name="T2">%)</text:span></text:p>
      <text:p text:style-name="P7"><text:span text:style-name="T1">\item</text:span><text:span text:style-name="T2"> Validation method: 10-fold cross validation and 5 repetitions over the training data set in order to find the </text:span><text:span text:style-name="T3">hyperparameters</text:span><text:span text:style-name="T2"> of each machine learning algorithm</text:span></text:p>
      <text:p text:style-name="P7"><text:span text:style-name="T1">\item</text:span><text:span text:style-name="T2"> Evaluate: apply the algorithm to the test dataset in order to obtain the metric for the model</text:span></text:p>
      <text:p text:style-name="P1"><text:span text:style-name="T5">\end</text:span><text:span text:style-name="T2">{itemize}</text:span></text:p>
      <text:p text:style-name="P5">\subsubsection{ Grey box approach}</text:p>
      <text:p text:style-name="P10">To make use of the models the set of outputs and inputs have to be defined together with the topology of the system. </text:p>
      <text:p text:style-name="P1"><text:span text:style-name="T2">The most common mathematical representation of lumped parameter models is the state-space representation. The general form for time-invariant models can be written as shown on </text:span><text:span text:style-name="T3">Eq</text:span><text:span text:style-name="T2">. </text:span><text:span text:style-name="T1">\ref</text:span><text:span text:style-name="T2">{</text:span><text:span text:style-name="T3">eq1</text:span><text:span text:style-name="T2">}</text:span></text:p>
      <text:p text:style-name="P7"><text:span text:style-name="T5">\begin</text:span><text:span text:style-name="T2">{equation}</text:span><text:span text:style-name="T8">\</text:span><text:span text:style-name="T6">label{eq1}</text:span></text:p>
      <text:p text:style-name="P12">\systeme*{x'(t)=Ax(t) + Bu(t), y(t)= Cx(t) + Du(t)}</text:p>
      <text:p text:style-name="P1"><text:span text:style-name="T5">\end</text:span><text:span text:style-name="T2">{equation}</text:span></text:p>
      <text:p text:style-name="P1"><text:span text:style-name="T2">where </text:span><text:span text:style-name="T8">$x$</text:span><text:span text:style-name="T2"> is a vector with the states of the model, in our case the temperatures in different nodes of the model, </text:span><text:span text:style-name="T8">$A$</text:span><text:span text:style-name="T2"> is a characteristic matrix of the model, </text:span><text:span text:style-name="T8">$B$</text:span><text:span text:style-name="T2"> defines the effect of the inputs in the model, and </text:span><text:span text:style-name="T8">$u$</text:span><text:span text:style-name="T2"> are the inputs, in our case the temperatures and electric gains. In this formulation, </text:span><text:span text:style-name="T8">$y$</text:span><text:span text:style-name="T2"> represents the variables that are measured, in our case electricity. </text:span><text:span text:style-name="T8">$C$</text:span><text:span text:style-name="T2"> is the identity matrix; and </text:span><text:span text:style-name="T8">$D$</text:span><text:span text:style-name="T2"> is zero in all cases for this work. Using this formulation, every time that a solution had to be evaluated the Octave built in function </text:span><text:span text:style-name="T3">lsim</text:span><text:span text:style-name="T2"> was used.</text:span></text:p>
      <text:p text:style-name="P7"><text:span text:style-name="T5">\begin</text:span><text:span text:style-name="T2">{figure}[h]</text:span><text:span text:style-name="T4">%\vspace*{4pt}</text:span></text:p>
      <text:p text:style-name="P9">\centering</text:p>
      <text:p text:style-name="P7"><text:soft-page-break/><text:span text:style-name="T1">\centerline</text:span><text:span text:style-name="T2">{</text:span><text:span text:style-name="T6">\includegraphics</text:span><text:span text:style-name="T2">[width=4.</text:span><text:span text:style-name="T3">5cm</text:span><text:span text:style-name="T2">,height=4.</text:span><text:span text:style-name="T3">5cm</text:span><text:span text:style-name="T2">,</text:span><text:span text:style-name="T3">keepaspectratio</text:span><text:span text:style-name="T2">]{./</text:span><text:span text:style-name="T3">pics</text:span><text:span text:style-name="T2">/</text:span><text:span text:style-name="T3">figAlf</text:span><text:span text:style-name="T2">.pdf}}</text:span></text:p>
      <text:p text:style-name="P7"><text:span text:style-name="T1">\caption</text:span><text:span text:style-name="T2">{Dual-mode </text:span><text:span text:style-name="T3">RC</text:span><text:span text:style-name="T2"> network}</text:span><text:span text:style-name="T1">\vspace*</text:span><text:span text:style-name="T2">{-</text:span><text:span text:style-name="T3">6pt</text:span><text:span text:style-name="T2">}</text:span></text:p>
      <text:p text:style-name="P7"><text:span text:style-name="T2"><text:s text:c="2"/></text:span><text:span text:style-name="T6">\label{fig:alf}</text:span></text:p>
      <text:p text:style-name="P1"><text:span text:style-name="T5">\end</text:span><text:span text:style-name="T2">{figure}</text:span></text:p>
      <text:p text:style-name="P1"><text:span text:style-name="T2">The conditioning system is governed in our case by a thermostat with a timer that turns it on and off. For this reason one need to consider that the </text:span><text:span text:style-name="T3">RC</text:span><text:span text:style-name="T2">-network that represents the phenomenon needs to change topologies depending on the operation (on or off) it is for this reason that we have considered a dual-mode </text:span><text:span text:style-name="T3">RC</text:span><text:span text:style-name="T2">-network as the one shown in Fig. </text:span><text:span text:style-name="T1">\ref</text:span><text:span text:style-name="T2">{fig:</text:span><text:span text:style-name="T3">alf</text:span><text:span text:style-name="T2">} and previously introduced by </text:span><text:span text:style-name="T3">Ramallo</text:span><text:span text:style-name="T2">-</text:span><text:span text:style-name="T3">Gonz</text:span><text:span text:style-name="T1">\'alez</text:span><text:span text:style-name="T2"> on </text:span><text:span text:style-name="T1">\cite</text:span><text:span text:style-name="T2">{</text:span><text:span text:style-name="T3">ramalloidentifying</text:span><text:span text:style-name="T2">}.</text:span></text:p>
      <text:p text:style-name="P1"><text:span text:style-name="T2">Once the system was defined, an optimisation algorithm was used to find the values that minimise the </text:span><text:span text:style-name="T3">RMSE</text:span><text:span text:style-name="T2"> (10 minutes intervals) of the simulated power consumption. To ensure that the data was used adequately, the total electricity consumption was separated onto an </text:span><text:span text:style-name="T3">un</text:span><text:span text:style-name="T2">-seasonal component and a seasonal one. The </text:span><text:span text:style-name="T3">un</text:span><text:span text:style-name="T2">-seasonal component was used as electric loads and the seasonal component was considered as the heating and cooling load. The building is equipped with a boiler and radiators network that contribute to some of the heating loads. To take into account this effect, the outside temperature on the heating season was risen to a value in which the cooling and heating loads of the building were compensated.</text:span></text:p>
      <text:p text:style-name="P1"><text:span text:style-name="T2">The optimisation method to find the parameters of the model was a simplex. The termination criteria was to get a change on the solution smaller than 0.01 in all parameters. </text:span><text:span text:style-name="T4">%The calculation took approximately 6 minutes on a i5 Intel computer 2.7 running single threaded.</text:span></text:p>
      <text:p text:style-name="P5">\subsection{Model Accuracy Metrics}</text:p>
      <text:p text:style-name="P7"><text:span text:style-name="T2">To assess model accuracy, this work uses two metrics: the mean absolute percentage of error (</text:span><text:span text:style-name="T3">MAPE</text:span><text:span text:style-name="T2">) and the coefficient of variation of the room mean squared error (</text:span><text:span text:style-name="T3">CVRMSE</text:span><text:span text:style-name="T2">).</text:span></text:p>
      <text:p text:style-name="P7"><text:span text:style-name="T2">The </text:span><text:span text:style-name="T3">MAPE</text:span><text:span text:style-name="T2"> metric has been used in a wide number of electricity prediction studies </text:span><text:span text:style-name="T1">\cite</text:span><text:span text:style-name="T2">{</text:span><text:span text:style-name="T3">fan2014development</text:span><text:span text:style-name="T2">, </text:span><text:span text:style-name="T3">edwards2012predicting</text:span><text:span text:style-name="T2">}</text:span></text:p>
      <text:p text:style-name="P4">. It expresses the average absolute error as a percentage and is calculated as follows:</text:p>
      <text:p text:style-name="P12">\[</text:p>
      <text:p text:style-name="P12"><text:s/>MAPE = \frac{1}{n}\sum_{i=1}^{n} \frac{|y_i-\bar{y_i}|}{y_i}\times 100,</text:p>
      <text:p text:style-name="P6">\]</text:p>
      <text:p text:style-name="P1"><text:span text:style-name="T2">where </text:span><text:span text:style-name="T8">$y_i$</text:span><text:span text:style-name="T2"> is the real consumption, </text:span><text:span text:style-name="T8">$\bar{y_i}$</text:span><text:span text:style-name="T2"> is the predicted consumption and </text:span><text:span text:style-name="T8">$n$</text:span><text:span text:style-name="T2"> is the number of observations.</text:span></text:p>
      <text:p text:style-name="P7"><text:span text:style-name="T2">Whereas the </text:span><text:span text:style-name="T3">CVRMSE</text:span><text:span text:style-name="T2"> has often been used in energy prediction studies </text:span><text:span text:style-name="T1">\cite</text:span><text:span text:style-name="T2">{</text:span><text:span text:style-name="T3">quilumba2015using</text:span><text:span text:style-name="T2">} </text:span><text:span text:style-name="T4">%26</text:span></text:p>
      <text:p text:style-name="P10">. It evaluates how much error varies with respect</text:p>
      <text:p text:style-name="P4">to the actual consumption mean and is calculated as follows:</text:p>
      <text:p text:style-name="P12">\[</text:p>
      <text:p text:style-name="P12"><text:s/>CVRMSE = \frac{\sqrt{\frac{1}{n-1}\sum_{i=1}^{n}(y_i-\bar{y_i})^2}}{\bar{y}} \times 100,</text:p>
      <text:p text:style-name="P6">\]</text:p>
      <text:p text:style-name="P5">\subsection{Savings Metrics}</text:p>
      <text:p text:style-name="P1"><text:span text:style-name="T2">To determine energy savings and uncertainty levels from energy efficiency measures, the </text:span><text:span text:style-name="T3">IPMVP</text:span><text:span text:style-name="T2"> [13] and </text:span><text:span text:style-name="T3">ASHRAE’s</text:span><text:span text:style-name="T2"> Guideline 14 [2] provide three methods. The one that is suitable for our approach is whole-building metering, since it </text:span><text:soft-page-break/><text:span text:style-name="T2">compares the total energy demand or cost during pre-experiment and post-experiments periods.</text:span></text:p>
      <text:p text:style-name="P10">How to assess the accuracy and usefulness of whole-building energy models by testing predictions of baseline energy use against actual energy use being the objective to quantify and minimize the uncertainty in reported whole-building savings, which depends</text:p>
      <text:p text:style-name="P1"><text:span text:style-name="T2">on baseline model effectiveness, building predictability, and depth of savings being measured </text:span><text:span text:style-name="T1">\cite</text:span><text:span text:style-name="T2">{</text:span><text:span text:style-name="T3">kramer2013energy</text:span><text:span text:style-name="T2">}.</text:span></text:p>
      <text:p text:style-name="P1"><text:span text:style-name="T2">The predictive baseline models have as an output the metered pre-experiment energy use energy</text:span><text:span text:style-name="T8">$_{pre}$</text:span><text:span text:style-name="T2"> and uses the predictors such as environmental conditions inputs</text:span><text:span text:style-name="T8">$_{pre}$</text:span><text:span text:style-name="T2"> as inputs of the model. Therefore, the error in reported savings is proportional to the error in the baseline model forecasts.</text:span></text:p>
      <text:p text:style-name="P5">\section{Use case}</text:p>
      <text:p text:style-name="P1"><text:span text:style-name="T2">The reference building in which the proposed procedure has been carried out to generate accurate building models is the Chemistry Faculty of the University of </text:span><text:span text:style-name="T3">Murcia</text:span><text:span text:style-name="T2">, which is a pilot building for the </text:span><text:span text:style-name="T3">H2020</text:span><text:span text:style-name="T2"> project ENTROPY </text:span><text:span text:style-name="T1">\footnote</text:span><text:span text:style-name="T2">{http://entropy-project.</text:span><text:span text:style-name="T3">eu</text:span><text:span text:style-name="T2">/}. <text:s/></text:span></text:p>
      <text:p text:style-name="P4">The data that is used in order to build and train our baseline is 1 year data, from February 2016 to February 2017. </text:p>
      <text:p text:style-name="P7"><text:span text:style-name="T5">\begin</text:span><text:span text:style-name="T2">{figure}[h]</text:span><text:span text:style-name="T4">%\vspace*{4pt}</text:span></text:p>
      <text:p text:style-name="P9">\centering</text:p>
      <text:p text:style-name="P7"><text:span text:style-name="T1">\centerline</text:span><text:span text:style-name="T2">{</text:span><text:span text:style-name="T6">\includegraphics</text:span><text:span text:style-name="T2">[width=4.</text:span><text:span text:style-name="T3">5cm</text:span><text:span text:style-name="T2">,height=4.</text:span><text:span text:style-name="T3">5cm</text:span><text:span text:style-name="T2">,</text:span><text:span text:style-name="T3">keepaspectratio</text:span><text:span text:style-name="T2">]{./</text:span><text:span text:style-name="T3">pics</text:span><text:span text:style-name="T2">/</text:span><text:span text:style-name="T3">table_inputs_outputs</text:span><text:span text:style-name="T2">.pdf}}</text:span></text:p>
      <text:p text:style-name="P7"><text:span text:style-name="T1">\caption</text:span><text:span text:style-name="T2">{Daily temperature time series input and consumption output}</text:span><text:span text:style-name="T1">\vspace*</text:span><text:span text:style-name="T2">{-</text:span><text:span text:style-name="T3">6pt</text:span><text:span text:style-name="T2">}</text:span></text:p>
      <text:p text:style-name="P7"><text:span text:style-name="T2"><text:s text:c="2"/></text:span><text:span text:style-name="T6">\label{fig:inout}</text:span></text:p>
      <text:p text:style-name="P1"><text:span text:style-name="T5">\end</text:span><text:span text:style-name="T2">{figure}</text:span></text:p>
      <text:p text:style-name="P5">\subsection{Black box approach}</text:p>
      <text:p text:style-name="P1"><text:span text:style-name="T2">Our black box methodology is highly versatile with respect to the input data, that is, it allows the addition of variables with minimal effort. In a constructive way, we start by relating the 24 temperature values of each day with the energy consumption of the building (see Fig. </text:span><text:span text:style-name="T1">\ref</text:span><text:span text:style-name="T2">{fig:</text:span><text:span text:style-name="T3">inout</text:span><text:span text:style-name="T2">}).</text:span></text:p>
      <text:p text:style-name="P7"><text:span text:style-name="T2">Having introduced the daily temperature time series, we consider that the addition of a categorical variable indicating season is irrelevant. However, the subject building has several features that are typical of educational buildings: the load </text:span><text:span text:style-name="T4">%is temperature-dependent load </text:span></text:p>
      <text:p text:style-name="P10">on weekends is substantially lower than the load on weekdays and there are also differences between the day of the week (mainly Fridays).</text:p>
      <text:p text:style-name="P1"><text:span text:style-name="T2">In those terms, we use analysis of variance (</text:span><text:span text:style-name="T3">ANOVA</text:span><text:span text:style-name="T2">) in order to determine </text:span><text:span text:style-name="T3">wether</text:span><text:span text:style-name="T2"> there exist differences between the consumption of the different days of the week (p-value = 0.001 </text:span><text:span text:style-name="T8">$&lt;$</text:span><text:span text:style-name="T2"> 0.05) . <text:s text:c="8"/>In a </text:span><text:span text:style-name="T3">posthoc</text:span><text:span text:style-name="T2"> test, the conclusion is that we can consider that Fridays have a different behaviour than the rest of the days, due to a </text:span><text:span text:style-name="T3">disminishment</text:span><text:span text:style-name="T2"> on occupation. That way, we can add a </text:span><text:span text:style-name="T3">dychotomus</text:span><text:span text:style-name="T2"> variable that indicates the kind of day of the week. Weekends and holidays consumption is estimated with the mean of the previous weekends and holidays.</text:span></text:p>
      <text:p text:style-name="P1"><text:span text:style-name="T2">The algorithms that we found relevant to use are: Support Vector Regression (</text:span><text:span text:style-name="T3">SVR</text:span><text:span text:style-name="T2">), Regression Forest (RF) and Extreme Gradient Boosting (</text:span><text:span text:style-name="T3">XGB</text:span><text:span text:style-name="T2">). </text:span></text:p>
      <text:p text:style-name="P7"><text:span text:style-name="T3">SVR</text:span><text:span text:style-name="T2"> works in a similar fashion than Support Vector Machines (</text:span><text:span text:style-name="T3">SVM</text:span><text:span text:style-name="T2">). Whereas </text:span><text:span text:style-name="T3">SVM</text:span><text:span text:style-name="T2"> is a classification technique, </text:span><text:span text:style-name="T3">SVR</text:span><text:span text:style-name="T2"> fits the optimal curve out of which the </text:span><text:soft-page-break/><text:span text:style-name="T2">training data do not deviate more than a small number </text:span><text:span text:style-name="T8">$\epsilon$</text:span><text:span text:style-name="T2">. More specifically, during classification the samples that are close to the margin are penalised even if they are correctly classified, whereas in the regression method an acceptable deviation margin of the samples from the prediction curve is set.</text:span></text:p>
      <text:p text:style-name="P1"><text:span text:style-name="T2">The free parameter of this model is C, the penalty parameter of the error term.</text:span><text:span text:style-name="T4">%, and ε, the distance between points predicted and the actual values.</text:span></text:p>
      <text:p text:style-name="P1"><text:span text:style-name="T2">Regression Forest is a type of ensemble learning method, where a group of weak models combine to form a powerful model. In Regression Forest multiple regression trees are grown. In order to predict a new observation, each tree gives its own prediction and then the average of them is taken. The algorithm works growing a tree from each random with replacement samples taken of the training. For each node, </text:span><text:span text:style-name="T8">$m_{try}$</text:span><text:span text:style-name="T2"> variable are selected at random out of the number of inputs. The best split on these </text:span><text:span text:style-name="T8">$m_{try}$</text:span><text:span text:style-name="T2"> is used to split the node. The </text:span><text:span text:style-name="T3">hyperparameter</text:span><text:span text:style-name="T2"> of regression Forest that we will search for is the number of random variables to take into account on every split: </text:span><text:span text:style-name="T8">$m_{try}$</text:span><text:span text:style-name="T2">. </text:span></text:p>
      <text:p text:style-name="P8">%Let N be the size of the training set, M the number of input variables and a variable m_try &lt; M a constant value</text:p>
      <text:p text:style-name="P8">%1. Take random with replacement samples of the training set. Every sample will be used to grow one tree.</text:p>
      <text:p text:style-name="P8">%2. For each node, m_try variable are selected at random out of the M. The best split on these m_try is used to split the node. The best split is the one that returns minimum Sum of Squared Error (SSE) between the predicted value and the actual one.</text:p>
      <text:p text:style-name="P8">%</text:p>
      <text:p text:style-name="P8">%</text:p>
      <text:p text:style-name="P8">%</text:p>
      <text:p text:style-name="P8">%where L means left node, R means left node and</text:p>
      <text:p text:style-name="P8">%</text:p>
      <text:p text:style-name="P8">% = mean y-value for left node</text:p>
      <text:p text:style-name="P8">%</text:p>
      <text:p text:style-name="P8">% = mean y-value for right node</text:p>
      <text:p text:style-name="P8">%</text:p>
      <text:p text:style-name="P8">%3. Each tree is grown to the largest extent possible and there is no pruning.</text:p>
      <text:p text:style-name="P8">%4. Predict new data by aggregating the predictions of the n-tree trees</text:p>
      <text:p text:style-name="P8">%</text:p>
      <text:p text:style-name="P2">%While boosting is based on weak learners (high bias, low variance), where weak learners are shallow trees, sometimes even as small as decision stumps (trees with two leaves) and it reduces the error by reducing bias, regression forest uses fully grown decision trees (low bias, high variance) and reduces the error by reducing the variance.</text:p>
      <text:p text:style-name="P7"><text:span text:style-name="T3">XGB</text:span><text:span text:style-name="T2"> is built on the principles of gradient boosting and designed for speed and performance (extreme).</text:span></text:p>
      <text:p text:style-name="P4">Gradient Boosted Regression is a technique that generates a prediction through an ensemble of weak prediction models, decision trees in our case. The concept is to sequentially build the model by fitting a weak prediction model on the weighted training data set, where the higher weights are assigned on samples that were previously difficult to predict.</text:p>
      <text:p text:style-name="P4">The free parameters of this model are the maximum depth limit of number of nodes in the tree, the minimum number of samples required to split an internal node and the learning rate by which the contribution of each tree is shrunk.</text:p>
      <text:p text:style-name="P1"><text:span text:style-name="T2">For the sake of comparison, we are using also the Gaussian process for </text:span><text:span text:style-name="T3">modeling</text:span><text:span text:style-name="T2"> the instantaneous consumption prediction using the current input values (mean daily temperature for daily </text:span><text:span text:style-name="T3">cosumption</text:span><text:span text:style-name="T2"> or mean hourly temperature for hourly consumption).</text:span></text:p>
      <text:p text:style-name="P5">\subsection{Grey box approach}</text:p>
      <text:p text:style-name="P4"><text:soft-page-break/>In the case of our grey box methodology, in order to avoid physically unrealistic results, the data was separated into heating and cooling periods. Any cooling on the heating season or vice versa was made zero.</text:p>
      <text:p text:style-name="P7"><text:span text:style-name="T2">Once the system was defined, an optimisation algorithm was used to find the values that minimise the </text:span><text:span text:style-name="T3">RMSE</text:span><text:span text:style-name="T2"> (10 minutes intervals) of the simulated power consumption. To ensure that the data was used adequately, the total electricity consumption was separated onto an </text:span><text:span text:style-name="T3">un</text:span><text:span text:style-name="T2">-seasonal component and a seasonal one. The </text:span><text:span text:style-name="T3">un</text:span><text:span text:style-name="T2">-seasonal component was used as electric loads and the seasonal component was considered as the heating and cooling load. The building is equipped with a boiler and radiators network that contribute to some of the heating loads. To take into account this effect, the outside temperature on the heating season was risen to a value in which the cooling and heating loads of the building were compensated.</text:span></text:p>
      <text:p text:style-name="P1"><text:span text:style-name="T2">The optimisation method to find the parameters of the model was a simplex. The termination criteria was to get a change on the solution smaller than 0.01 in all parameters. </text:span><text:span text:style-name="T4">%The calculation took approximately 6 minutes on a i5 Intel computer 2.7 running single threaded.</text:span></text:p>
      <text:p text:style-name="P5">\subsection{Results}</text:p>
      <text:p text:style-name="P1"><text:span text:style-name="T2">The prediction metrics are summarised on Table I. The first three methods: </text:span><text:span text:style-name="T3">SVR</text:span><text:span text:style-name="T2">, RF, </text:span><text:span text:style-name="T3">XGB</text:span><text:span text:style-name="T2"> are the ones used for the black box model approach. As it can be seen, they return the best results compared to the Gaussian method, that is applied in a more traditional way, that is relating the instantaneous consumption measurement with the instantaneous inputs measurements and also with our grey box model approach. </text:span></text:p>
      <text:p text:style-name="P1"><text:span text:style-name="T2">Between the three black box </text:span><text:span text:style-name="T3">mehtods</text:span><text:span text:style-name="T2">, Random Forest is the one that stands out getting a </text:span><text:span text:style-name="T3">CVRMSE</text:span><text:span text:style-name="T2"> of 9 and 5 </text:span><text:span text:style-name="T1">\</text:span><text:span text:style-name="T2">% <text:s/>and a </text:span><text:span text:style-name="T3">MAPE</text:span><text:span text:style-name="T2"> of 6, 4.5 </text:span><text:span text:style-name="T1">\</text:span><text:span text:style-name="T2">% for the daily and weekly predictions respectively. We have plotted the prediction </text:span><text:span text:style-name="T3">vs</text:span><text:span text:style-name="T2"> the real daily for the first period of the year( Fig. </text:span><text:span text:style-name="T1">\ref</text:span><text:span text:style-name="T2">{fig:</text:span><text:span text:style-name="T3">Ng1</text:span><text:span text:style-name="T2">} ) and the second (Fig. </text:span><text:span text:style-name="T1">\ref</text:span><text:span text:style-name="T2">{fig:</text:span><text:span text:style-name="T3">Ng2</text:span><text:span text:style-name="T2">}) and weekly (see Fig. </text:span><text:span text:style-name="T1">\ref</text:span><text:span text:style-name="T2">{fig:weekly} ).</text:span></text:p>
      <text:p text:style-name="P7"><text:span text:style-name="T5">\begin</text:span><text:span text:style-name="T2">{center}</text:span></text:p>
      <text:p text:style-name="P7"><text:span text:style-name="T1">\captionof</text:span><text:span text:style-name="T2">{table}{Metrics}</text:span></text:p>
      <text:p text:style-name="P7"><text:span text:style-name="T5">\begin</text:span><text:span text:style-name="T2">{tabular}{</text:span><text:span text:style-name="T3">cc|c|c|c|c|c|c</text:span><text:span text:style-name="T2">}</text:span></text:p>
      <text:p text:style-name="P7"><text:span text:style-name="T1">\cline</text:span><text:span text:style-name="T2">{3-7}</text:span></text:p>
      <text:p text:style-name="P7"><text:span text:style-name="T2">&amp; &amp; </text:span><text:span text:style-name="T1">\multicolumn</text:span><text:span text:style-name="T2">{5}{ </text:span><text:span text:style-name="T3">c|</text:span><text:span text:style-name="T2"> }{Models} </text:span><text:span text:style-name="T1">\\</text:span><text:span text:style-name="T2"> </text:span><text:span text:style-name="T1">\cline</text:span><text:span text:style-name="T2">{3-7}</text:span></text:p>
      <text:p text:style-name="P7"><text:span text:style-name="T2">&amp; &amp; </text:span><text:span text:style-name="T3">SVR</text:span><text:span text:style-name="T2"> &amp; RF &amp; </text:span><text:span text:style-name="T3">XGB</text:span><text:span text:style-name="T2"> &amp; Gauss &amp; Grey <text:s text:c="2"/></text:span><text:span text:style-name="T1">\\</text:span><text:span text:style-name="T2"> </text:span><text:span text:style-name="T1">\cline</text:span><text:span text:style-name="T2">{1-7}</text:span></text:p>
      <text:p text:style-name="P7"><text:span text:style-name="T1">\multicolumn</text:span><text:span text:style-name="T2">{1}{ </text:span><text:span text:style-name="T3">|c</text:span><text:span text:style-name="T2"> <text:s/>}{</text:span><text:span text:style-name="T1">\multirow</text:span><text:span text:style-name="T2">{2}{*}{Daily} } &amp;</text:span></text:p>
      <text:p text:style-name="P7"><text:span text:style-name="T1">\multicolumn</text:span><text:span text:style-name="T2">{1}{ </text:span><text:span text:style-name="T3">|c|</text:span><text:span text:style-name="T2"> }{</text:span><text:span text:style-name="T3">CVRMSE</text:span><text:span text:style-name="T2">} &amp; 12.4 &amp; 9 &amp; 11 &amp; 17.45 &amp; 33.57 <text:s text:c="5"/></text:span><text:span text:style-name="T1">\\</text:span><text:span text:style-name="T2"> </text:span><text:span text:style-name="T1">\cline</text:span><text:span text:style-name="T2">{2-7}</text:span></text:p>
      <text:p text:style-name="P7"><text:span text:style-name="T1">\multicolumn</text:span><text:span text:style-name="T2">{1}{ </text:span><text:span text:style-name="T3">|c</text:span><text:span text:style-name="T2"> <text:s/>}{} <text:s text:c="23"/>&amp;</text:span></text:p>
      <text:p text:style-name="P7"><text:span text:style-name="T1">\multicolumn</text:span><text:span text:style-name="T2">{1}{ </text:span><text:span text:style-name="T3">|c|</text:span><text:span text:style-name="T2"> }{</text:span><text:span text:style-name="T3">MAPE</text:span><text:span text:style-name="T2">} &amp; 7.2 &amp; 6 &amp; 7.3 &amp; 15.01 &amp; 43.02 <text:s text:c="5"/></text:span><text:span text:style-name="T1">\\</text:span><text:span text:style-name="T2"> </text:span><text:span text:style-name="T1">\cline</text:span><text:span text:style-name="T2">{1-7}</text:span></text:p>
      <text:p text:style-name="P7"><text:span text:style-name="T1">\multicolumn</text:span><text:span text:style-name="T2">{1}{ </text:span><text:span text:style-name="T3">|c</text:span><text:span text:style-name="T2"> <text:s/>}{</text:span><text:span text:style-name="T1">\multirow</text:span><text:span text:style-name="T2">{2}{*}{Weekly} } &amp;</text:span></text:p>
      <text:p text:style-name="P7"><text:span text:style-name="T1">\multicolumn</text:span><text:span text:style-name="T2">{1}{ </text:span><text:span text:style-name="T3">|c|</text:span><text:span text:style-name="T2"> }{</text:span><text:span text:style-name="T3">CVRMSE</text:span><text:span text:style-name="T2">} &amp; 6.4 &amp; 5 &amp; 6.2 &amp; 16.3 &amp; 19.53 <text:s/></text:span><text:span text:style-name="T1">\\</text:span><text:span text:style-name="T2"> </text:span><text:span text:style-name="T1">\cline</text:span><text:span text:style-name="T2">{2-7}</text:span></text:p>
      <text:p text:style-name="P7"><text:span text:style-name="T1">\multicolumn</text:span><text:span text:style-name="T2">{1}{ </text:span><text:span text:style-name="T3">|c</text:span><text:span text:style-name="T2"> <text:s/>}{} <text:s text:c="23"/>&amp;</text:span></text:p>
      <text:p text:style-name="P7"><text:span text:style-name="T1">\multicolumn</text:span><text:span text:style-name="T2">{1}{ </text:span><text:span text:style-name="T3">|c|</text:span><text:span text:style-name="T2"> }{</text:span><text:span text:style-name="T3">MAPE</text:span><text:span text:style-name="T2">} &amp; 5.2 &amp; 4.5 &amp; 5.5 &amp; 12.3 &amp; 15.48 <text:s/></text:span><text:span text:style-name="T1">\\</text:span><text:span text:style-name="T2"> </text:span><text:span text:style-name="T1">\cline</text:span><text:span text:style-name="T2">{1-7}</text:span></text:p>
      <text:p text:style-name="P7"><text:span text:style-name="T5">\end</text:span><text:span text:style-name="T2">{tabular}</text:span></text:p>
      <text:p text:style-name="P1"><text:span text:style-name="T5">\end</text:span><text:span text:style-name="T2">{center}</text:span></text:p>
      <text:p text:style-name="P8">%\begin{figure}[h]%\vspace*{4pt}</text:p>
      <text:p text:style-name="P8">%\centering</text:p>
      <text:p text:style-name="P8">%\centerline{\includegraphics[width=15.5cm,height=15.5cm,keepaspectratio]{./pics/two_daily.pdf}}</text:p>
      <text:p text:style-name="P8">%\caption{Daily predictions using RF and real consumption}\vspace*{-6pt}</text:p>
      <text:p text:style-name="P8">% <text:s/>\label{fig:daily}</text:p>
      <text:p text:style-name="P2">%\end{figure}</text:p>
      <text:p text:style-name="P7"><text:span text:style-name="T5">\begin</text:span><text:span text:style-name="T2">{figure}</text:span></text:p>
      <text:p text:style-name="P9">\centering</text:p>
      <text:p text:style-name="P7"><text:soft-page-break/><text:span text:style-name="T5">\begin</text:span><text:span text:style-name="T2">{</text:span><text:span text:style-name="T3">subfigure</text:span><text:span text:style-name="T2">}[b]{0.55</text:span><text:span text:style-name="T1">\textwidth</text:span><text:span text:style-name="T2">}</text:span></text:p>
      <text:p text:style-name="P7"><text:span text:style-name="T2"><text:s text:c="3"/></text:span><text:span text:style-name="T6">\includegraphics</text:span><text:span text:style-name="T2">[width=</text:span><text:span text:style-name="T3">8cm</text:span><text:span text:style-name="T2">,height=</text:span><text:span text:style-name="T3">5cm</text:span><text:span text:style-name="T2">]{./</text:span><text:span text:style-name="T3">pics</text:span><text:span text:style-name="T2">/</text:span><text:span text:style-name="T3">daily_RF1</text:span><text:span text:style-name="T2">.pdf}</text:span></text:p>
      <text:p text:style-name="P7"><text:span text:style-name="T2"><text:s text:c="3"/></text:span><text:span text:style-name="T1">\caption</text:span><text:span text:style-name="T2">{}</text:span></text:p>
      <text:p text:style-name="P7"><text:span text:style-name="T2"><text:s text:c="3"/></text:span><text:span text:style-name="T6">\label{fig:Ng1}</text:span><text:span text:style-name="T2"> </text:span></text:p>
      <text:p text:style-name="P1"><text:span text:style-name="T5">\end</text:span><text:span text:style-name="T2">{</text:span><text:span text:style-name="T3">subfigure</text:span><text:span text:style-name="T2">}</text:span></text:p>
      <text:p text:style-name="P7"><text:span text:style-name="T5">\begin</text:span><text:span text:style-name="T2">{</text:span><text:span text:style-name="T3">subfigure</text:span><text:span text:style-name="T2">}[b]{0.55</text:span><text:span text:style-name="T1">\textwidth</text:span><text:span text:style-name="T2">}</text:span></text:p>
      <text:p text:style-name="P7"><text:span text:style-name="T2"><text:s text:c="3"/></text:span><text:span text:style-name="T6">\includegraphics</text:span><text:span text:style-name="T2">[width=</text:span><text:span text:style-name="T3">8cm</text:span><text:span text:style-name="T2">,height=</text:span><text:span text:style-name="T3">5cm</text:span><text:span text:style-name="T2">]{./</text:span><text:span text:style-name="T3">pics</text:span><text:span text:style-name="T2">/</text:span><text:span text:style-name="T3">daily_RF2</text:span><text:span text:style-name="T2">.pdf}</text:span></text:p>
      <text:p text:style-name="P7"><text:span text:style-name="T2"><text:s text:c="3"/></text:span><text:span text:style-name="T1">\caption</text:span><text:span text:style-name="T2">{}</text:span></text:p>
      <text:p text:style-name="P7"><text:span text:style-name="T2"><text:s text:c="3"/></text:span><text:span text:style-name="T6">\label{fig:Ng2}</text:span></text:p>
      <text:p text:style-name="P7"><text:span text:style-name="T5">\end</text:span><text:span text:style-name="T2">{</text:span><text:span text:style-name="T3">subfigure</text:span><text:span text:style-name="T2">}</text:span></text:p>
      <text:p text:style-name="P11">\label{fig:daily}</text:p>
      <text:p text:style-name="P7"><text:span text:style-name="T1">\caption</text:span><text:span text:style-name="T2">[Two numerical solutions]{(a) (b) As for (a) but over a second period of time}</text:span></text:p>
      <text:p text:style-name="P1"><text:span text:style-name="T5">\end</text:span><text:span text:style-name="T2">{figure}</text:span></text:p>
      <text:p text:style-name="P7"><text:span text:style-name="T5">\begin</text:span><text:span text:style-name="T2">{figure}[h]</text:span><text:span text:style-name="T6">\label{fig:weekly}</text:span><text:span text:style-name="T4">%\vspace*{4pt}</text:span></text:p>
      <text:p text:style-name="P9">\centering</text:p>
      <text:p text:style-name="P7"><text:span text:style-name="T1">\centerline</text:span><text:span text:style-name="T2">{</text:span><text:span text:style-name="T6">\includegraphics</text:span><text:span text:style-name="T2">[width=</text:span><text:span text:style-name="T3">9cm</text:span><text:span text:style-name="T2">,height=</text:span><text:span text:style-name="T3">9cm</text:span><text:span text:style-name="T2">,</text:span><text:span text:style-name="T3">keepaspectratio</text:span><text:span text:style-name="T2">]{./</text:span><text:span text:style-name="T3">pics</text:span><text:span text:style-name="T2">/</text:span><text:span text:style-name="T3">weekly_RF1</text:span><text:span text:style-name="T2">.pdf}}</text:span></text:p>
      <text:p text:style-name="P7"><text:span text:style-name="T1">\caption</text:span><text:span text:style-name="T2">{Weekly predictions using RF and real consumption}</text:span><text:span text:style-name="T1">\vspace*</text:span><text:span text:style-name="T2">{-</text:span><text:span text:style-name="T3">6pt</text:span><text:span text:style-name="T2">}</text:span></text:p>
      <text:p text:style-name="P7"><text:span text:style-name="T2"><text:s text:c="2"/></text:span><text:span text:style-name="T6">\label{fig:weekly}</text:span></text:p>
      <text:p text:style-name="P1"><text:span text:style-name="T5">\end</text:span><text:span text:style-name="T2">{figure}</text:span></text:p>
      <text:p text:style-name="P5">\section{Discussion}</text:p>
      <text:p text:style-name="P1"><text:span text:style-name="T2">As previously mentioned, this paper aims to evaluate if the fact that the </text:span><text:span text:style-name="T3">RC</text:span><text:span text:style-name="T2">-networks on the grey-box inverse modelling contains basic information about the physical system (i.e. how the thermodynamics of the building should be) deliver any advantage for energy consumption prediction of a smart building with measurement and verification purposes over our proposed black-box method in which no prior high level information about the system is included (i.e. they are blind to the physics of the problem) and that combines statistical analysis and machine learning techniques. </text:span><text:span text:style-name="T4">%For that, the errors and computational times of a grey-box model have been estimated for the case under study.</text:span></text:p>
      <text:p text:style-name="P2">%This work has introduced two ways for predicting energy consumption for use in applications focused on whole-building measurement and verification for energy efficiency programs.</text:p>
      <text:p text:style-name="P2">%One way is purely data-driven, based on statistical analysis and machine learning algoritms, the so called black box approach. The other way is based on the physical properties of the building and its relationship with the data, that is a grey box approach.</text:p>
      <text:p text:style-name="P4">We have shown that using the daily temperature time series we are able to capture the behaviour of the people better than if instantaneous values are used for predicting consumption. That way, we have created a methodology where the combination of time series and current state variables is possible and provides a wide variety of techniques related to time series that can be used to improve the results of the analysis.</text:p>
      <text:p text:style-name="P5">\section{Conclusions and future work}</text:p>
      <text:p text:style-name="P4">A very important characteristic of the black box approach is its generality. Even if we would have obtained similar results with the grey box models, black box models are clearly more generalizable than the previous. That way, a future via of research consists on the application of the same models to several buildings that share some characteristics. That is, they belong to the same environment: the different faculties of a university (where students and professors behave similarly between buildings), several houses of a <text:soft-page-break/>neighbourhood or different malls of the same city.</text:p>
      <text:p text:style-name="P1"><text:span text:style-name="T2">Reducing the total length of time required for EM</text:span><text:span text:style-name="T1">\&amp;V</text:span><text:span text:style-name="T2"> is key to scaling the deployment of efficiency projects in general, and reducing overall costs </text:span><text:span text:style-name="T1">\cite</text:span><text:span text:style-name="T2">{</text:span><text:span text:style-name="T3">granderson2015automated</text:span><text:span text:style-name="T2">}. That is why a transfer learning approach has to be considered in future studies in order to reduce the quantity of data that needs to be collected for creating a reasonable building model.</text:span></text:p>
      <text:p text:style-name="P4">Also, a wider study on the way of introducing the time series to the algorithms should be done, that means, applying time series segmentation and representation techniques for finding more representative ways of introducing the data. </text:p>
      <text:p text:style-name="P5">\section*{Acknowledgements}</text:p>
      <text:p text:style-name="P1"><text:span text:style-name="T2">This work has been partially funded by </text:span><text:span text:style-name="T3">MINECO</text:span><text:span text:style-name="T2"> </text:span><text:span text:style-name="T3">TIN2014</text:span><text:span text:style-name="T2">-52099-R project (grant BES-2015-071956) and </text:span><text:span text:style-name="T3">ERDF</text:span><text:span text:style-name="T2"> funds, by the European Commission through the </text:span><text:span text:style-name="T3">H2020</text:span><text:span text:style-name="T2">-ENTROPY-649849 EU Project. </text:span></text:p>
      <text:p text:style-name="P8"/>
      <text:p text:style-name="P7"><text:span text:style-name="T1">\bibliographystyle</text:span><text:span text:style-name="T2">{</text:span><text:span text:style-name="T3">IEEEtran</text:span><text:span text:style-name="T2">}</text:span></text:p>
      <text:p text:style-name="P8">% argument is your BibTeX string definitions and bibliography database(s)</text:p>
      <text:p text:style-name="P7"><text:span text:style-name="T1">\</text:span><text:span text:style-name="T6">bibliography{</text:span><text:span text:style-name="T7">IEEEabrv</text:span><text:span text:style-name="T6">,bib.bib}</text:span></text:p>
      <text:p text:style-name="P8">%</text:p>
      <text:p text:style-name="P8">% &lt;OR&gt; manually copy in the resultant .bbl file</text:p>
      <text:p text:style-name="P8">% set second argument of \begin to the number of references</text:p>
      <text:p text:style-name="P8">% (used to reserve space for the reference number labels box)</text:p>
      <text:p text:style-name="P2">%\begin{thebibliography}{1}</text:p>
      <text:p text:style-name="P2">%</text:p>
      <text:p text:style-name="P2">%\end{thebibliography}</text:p>
      <text:p text:style-name="P8">% that's all folks</text:p>
      <text:p text:style-name="P1"><text:span text:style-name="T5">\end</text:span><text:span text:style-name="T2">{documen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2:27:04.915360026</meta:creation-date>
    <dc:date>2017-10-09T12:28:01.601665255</dc:date>
    <meta:editing-duration>PT56S</meta:editing-duration>
    <meta:editing-cycles>1</meta:editing-cycles>
    <meta:document-statistic meta:table-count="0" meta:image-count="0" meta:object-count="0" meta:page-count="12" meta:paragraph-count="252" meta:word-count="4888" meta:character-count="33210" meta:non-whitespace-character-count="28444"/>
    <meta:generator>LibreOffice/4.4.3.2$Linux_X86_64 LibreOffice_project/40m0$Build-2</meta:generator>
  </office:meta>
</office:document-meta>
</file>